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572" officeooo:paragraph-rsid="001885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rors.lo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21:20:39.738603756</meta:creation-date>
    <dc:date>2023-01-09T21:38:32.323140542</dc:date>
    <meta:editing-duration>PT6M5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10" meta:non-whitespace-character-count="10"/>
  </office:meta>
</office:document-meta>
</file>